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draw:fill="solid" draw:fill-color="#729fcf" draw:fill-image-width="0cm" draw:fill-image-height="0cm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none" draw:fill="none" fo:min-height="0.713cm"/>
    </style:style>
    <style:style style:name="gr3" style:family="graphic" style:parent-style-name="objectwithoutfill">
      <style:graphic-properties draw:stroke="none" draw:fill="none" fo:min-height="0.712cm"/>
    </style:style>
    <style:style style:name="gr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651cm"/>
    </style:style>
    <style:style style:name="gr9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color="#ffffff" fo:font-size="28pt" fo:font-weight="normal" style:font-size-asian="28pt" style:font-weight-asian="normal" style:font-size-complex="28pt" style:font-weight-complex="normal" style:text-scale="110%"/>
    </style:style>
    <style:style style:name="T1" style:family="text">
      <style:text-properties fo:color="#ffffff" fo:font-size="28pt" fo:font-weight="normal" style:font-size-asian="28pt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RAC-DR_5f_workflow">
        <draw:custom-shape draw:style-name="gr1" draw:text-style-name="P1" xml:id="id1" draw:id="id1" draw:layer="layout" svg:width="5.842cm" svg:height="2.413cm" svg:x="7.064cm" svg:y="19.409cm">
          <text:p text:style-name="P1">Another observatio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1" draw:layer="layout" svg:width="2.72cm" svg:height="0.963cm" svg:x="14.074cm" svg:y="3.631cm">
          <draw:text-box>
            <text:p text:style-name="P1">a...cube</text:p>
          </draw:text-box>
        </draw:frame>
        <draw:custom-shape draw:style-name="gr1" draw:text-style-name="P1" xml:id="id9" draw:id="id9" draw:layer="layout" svg:width="8.255cm" svg:height="1.016cm" svg:x="5.826cm" svg:y="12.031cm">
          <text:p text:style-name="P1"><text:s/>Flag low-frequency interference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8.284cm" svg:height="1.016cm" svg:x="5.797cm" svg:y="13.798cm">
          <text:p text:style-name="P1">Mask bad detectors with bad baselin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8.255cm" svg:height="1.016cm" svg:x="5.794cm" svg:y="3.431cm">
          <text:p text:style-name="P1">Create cube (per subsystem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8.255cm" svg:height="1.016cm" svg:x="5.826cm" svg:y="8.572cm">
          <text:p text:style-name="P1"><text:s/>Merge hybrid mod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8.255cm" svg:height="1.016cm" svg:x="5.826cm" svg:y="6.888cm">
          <text:p text:style-name="P1"><text:s/>Trim high-noise end reg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8.255cm" svg:height="1.016cm" svg:x="5.826cm" svg:y="15.543cm">
          <text:p text:style-name="P1">Threshold data to remove spik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8.255cm" svg:height="1.016cm" svg:x="5.826cm" svg:y="5.173cm">
          <text:p text:style-name="P1"><text:s/>Sort time ser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8.255cm" svg:height="1.016cm" svg:x="5.826cm" svg:y="1.689cm">
          <text:p text:style-name="P1">Copy over raw data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8.255cm" svg:height="1.016cm" svg:x="5.848cm" svg:y="10.273cm">
          <text:p text:style-name="P1">Flag high-frequency interference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72cm" svg:height="0.963cm" svg:x="14.081cm" svg:y="8.673cm">
          <draw:text-box>
            <text:p text:style-name="P1"><text:s text:c="2"/>a...merge</text:p>
          </draw:text-box>
        </draw:frame>
        <draw:frame draw:style-name="gr2" draw:text-style-name="P1" draw:layer="layout" svg:width="2.72cm" svg:height="0.963cm" svg:x="14.155cm" svg:y="7.042cm">
          <draw:text-box>
            <text:p text:style-name="P2"><text:s text:c="2"/>a...em</text:p>
          </draw:text-box>
        </draw:frame>
        <draw:frame draw:style-name="gr2" draw:text-style-name="P1" draw:layer="layout" svg:width="2.132cm" svg:height="0.963cm" svg:x="14.008cm" svg:y="5.344cm">
          <draw:text-box>
            <text:p text:style-name="P2"><text:s text:c="3"/>a...ts</text:p>
          </draw:text-box>
        </draw:frame>
        <draw:frame draw:style-name="gr3" draw:text-style-name="P1" draw:layer="layout" svg:width="3.836cm" svg:height="0.962cm" svg:x="14.055cm" svg:y="10.452cm">
          <draw:text-box>
            <text:p text:style-name="P1">a...hfimasked</text:p>
          </draw:text-box>
        </draw:frame>
        <draw:frame draw:style-name="gr2" draw:text-style-name="P2" draw:layer="layout" svg:width="1.985cm" svg:height="0.963cm" svg:x="14.196cm" svg:y="15.713cm">
          <draw:text-box>
            <text:p text:style-name="P2"><text:s text:c="2"/>a...thr</text:p>
          </draw:text-box>
        </draw:frame>
        <draw:frame draw:style-name="gr2" draw:text-style-name="P1" draw:layer="layout" svg:width="3.736cm" svg:height="0.963cm" svg:x="14.062cm" svg:y="12.165cm">
          <draw:text-box>
            <text:p text:style-name="P1">a...lfimasked</text:p>
          </draw:text-box>
        </draw:frame>
        <draw:frame draw:style-name="gr2" draw:text-style-name="P1" draw:layer="layout" svg:width="3.736cm" svg:height="0.963cm" svg:x="14.13cm" svg:y="13.937cm">
          <draw:text-box>
            <text:p text:style-name="P1">a...bllmasked</text:p>
          </draw:text-box>
        </draw:frame>
        <draw:connector draw:style-name="gr4" draw:layer="layout" draw:line-skew="-0.768cm" svg:x1="7.064cm" svg:y1="20.616cm" svg:x2="5.826cm" svg:y2="2.197cm" draw:start-shape="id1" draw:start-glue-point="5" draw:end-shape="id2" draw:end-glue-point="3" svg:d="M7064 20616h-2508v-18419h1270" svg:viewBox="0 0 2509 18420">
          <text:p/>
        </draw:connector>
        <draw:frame draw:style-name="gr5" draw:layer="layout" svg:width="1.27cm" svg:height="0.762cm" svg:x="5.788cm" svg:y="19.691cm">
          <draw:text-box>
            <text:p>Yes</text:p>
          </draw:text-box>
        </draw:frame>
        <draw:connector draw:style-name="gr6" draw:layer="layout" draw:type="line" svg:x1="9.931cm" svg:y1="4.429cm" svg:x2="9.953cm" svg:y2="5.173cm" draw:end-shape="id3" draw:end-glue-point="0" svg:d="M9931 4429l22 744" svg:viewBox="0 0 23 745">
          <text:p/>
        </draw:connector>
        <draw:connector draw:style-name="gr6" draw:layer="layout" draw:type="line" svg:x1="9.929cm" svg:y1="4.429cm" svg:x2="9.951cm" svg:y2="5.173cm" svg:d="M9929 4429l22 744" svg:viewBox="0 0 23 745">
          <text:p/>
        </draw:connector>
        <draw:connector draw:style-name="gr6" draw:layer="layout" draw:type="line" svg:x1="9.929cm" svg:y1="4.429cm" svg:x2="9.951cm" svg:y2="5.173cm" svg:d="M9929 4429l22 744" svg:viewBox="0 0 23 745">
          <text:p/>
        </draw:connector>
        <draw:connector draw:style-name="gr6" draw:layer="layout" draw:type="line" svg:x1="9.929cm" svg:y1="4.429cm" svg:x2="9.951cm" svg:y2="5.173cm" svg:d="M9929 4429l22 744" svg:viewBox="0 0 23 745">
          <text:p/>
        </draw:connector>
        <draw:connector draw:style-name="gr6" draw:layer="layout" svg:x1="9.953cm" svg:y1="16.559cm" svg:x2="9.985cm" svg:y2="19.409cm" draw:start-shape="id4" draw:start-glue-point="2" draw:end-shape="id1" draw:end-glue-point="4" svg:d="M9953 16559v1425h32v1425" svg:viewBox="0 0 33 2851">
          <text:p/>
        </draw:connector>
        <draw:connector draw:style-name="gr6" draw:layer="layout" svg:x1="9.953cm" svg:y1="6.189cm" svg:x2="9.953cm" svg:y2="6.888cm" draw:start-shape="id3" draw:start-glue-point="2" draw:end-shape="id5" draw:end-glue-point="0" svg:d="M9953 6189v699" svg:viewBox="0 0 1 700">
          <text:p/>
        </draw:connector>
        <draw:connector draw:style-name="gr6" draw:layer="layout" draw:type="lines" svg:x1="9.953cm" svg:y1="7.904cm" svg:x2="9.953cm" svg:y2="8.572cm" draw:start-shape="id5" draw:start-glue-point="2" draw:end-shape="id6" draw:end-glue-point="0" svg:d="M9953 7904v502-335 501" svg:viewBox="0 0 1 669">
          <text:p/>
        </draw:connector>
        <draw:connector draw:style-name="gr6" draw:layer="layout" svg:x1="9.953cm" svg:y1="9.588cm" svg:x2="9.975cm" svg:y2="10.273cm" draw:start-shape="id6" draw:start-glue-point="2" draw:end-shape="id7" draw:end-glue-point="0" svg:d="M9953 9588v343h22v342" svg:viewBox="0 0 23 686">
          <text:p/>
        </draw:connector>
        <draw:connector draw:style-name="gr7" draw:layer="layout" svg:x1="9.953cm" svg:y1="2.705cm" svg:x2="9.921cm" svg:y2="3.431cm" draw:start-shape="id2" draw:start-glue-point="2" draw:end-shape="id8" draw:end-glue-point="0" svg:d="M9953 2705v364h-32v362" svg:viewBox="0 0 33 727">
          <text:p/>
        </draw:connector>
        <draw:connector draw:style-name="gr6" draw:layer="layout" svg:x1="9.975cm" svg:y1="11.289cm" svg:x2="9.953cm" svg:y2="12.031cm" draw:start-shape="id7" draw:start-glue-point="2" draw:end-shape="id9" draw:end-glue-point="0" svg:d="M9975 11289v372h-22v370" svg:viewBox="0 0 23 743">
          <text:p/>
        </draw:connector>
        <draw:connector draw:style-name="gr6" draw:layer="layout" svg:x1="9.953cm" svg:y1="13.047cm" svg:x2="9.939cm" svg:y2="13.798cm" draw:start-shape="id9" draw:start-glue-point="2" draw:end-shape="id10" draw:end-glue-point="0" svg:d="M9953 13047v376h-14v375" svg:viewBox="0 0 15 752">
          <text:p/>
        </draw:connector>
        <draw:connector draw:style-name="gr6" draw:layer="layout" svg:x1="9.939cm" svg:y1="14.814cm" svg:x2="9.953cm" svg:y2="15.543cm" draw:start-shape="id10" draw:start-glue-point="2" draw:end-shape="id4" draw:end-glue-point="0" svg:d="M9939 14814v365h14v364" svg:viewBox="0 0 15 730">
          <text:p/>
        </draw:connector>
        <draw:frame draw:style-name="gr8" draw:text-style-name="P3" draw:layer="layout" svg:width="11.684cm" svg:height="1.901cm" draw:transform="rotate (1.5707963267949) translate (1.893cm 15.832cm)">
          <draw:text-box>
            <text:p text:style-name="P3"><text:span text:style-name="T1">Initial Processing</text:span></text:p>
          </draw:text-box>
        </draw:frame>
        <draw:connector draw:style-name="gr4" draw:layer="layout" draw:line-skew="-0.183cm" svg:x1="9.985cm" svg:y1="21.822cm" svg:x2="4.597cm" svg:y2="24.747cm" draw:start-shape="id1" draw:start-glue-point="6" svg:d="M9985 21822v1530h-5388v1395" svg:viewBox="0 0 5389 2926">
          <text:p/>
        </draw:connector>
        <draw:frame draw:style-name="gr9" draw:layer="layout" svg:width="1.905cm" svg:height="1.266cm" svg:x="9.836cm" svg:y="22.142cm">
          <draw:text-box>
            <text:p>No</text:p>
          </draw:text-box>
        </draw:frame>
        <draw:custom-shape draw:style-name="gr1" draw:text-style-name="P1" draw:layer="layout" svg:width="8.255cm" svg:height="1.016cm" svg:x="5.826cm" svg:y="17.31cm">
          <text:p text:style-name="P1"><text:s/>Quality Assurance assess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72cm" svg:height="0.963cm" svg:x="14.181cm" svg:y="17.436cm">
          <draw:text-box>
            <text:p text:style-name="P1"><text:s/>a...tsmsk</text:p>
          </draw:text-box>
        </draw:frame>
        <draw:frame draw:style-name="gr2" draw:text-style-name="P1" draw:layer="layout" svg:width="2.54cm" svg:height="0.963cm" svg:x="14.081cm" svg:y="1.915cm">
          <draw:text-box>
            <text:p text:style-name="P1">a...raw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946cm" fo:page-height="26.67cm" style:print-orientation="portrait"/>
    </style:page-layout>
    <style:style style:name="Mdp1" style:family="drawing-page">
      <style:drawing-page-properties draw:background-size="border" draw:fill="solid" draw:fill-color="#729fc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RAC-DR_5f_workflow" style:display-name="ORAC-DR_workflow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lcolm Currie</meta:initial-creator>
    <meta:creation-date>2016-04-07T18:38:23.190078405</meta:creation-date>
    <dc:date>2016-04-13T00:01:08.013694295</dc:date>
    <dc:creator>Malcolm Currie</dc:creator>
    <meta:editing-duration>P5DT3H35M39S</meta:editing-duration>
    <meta:editing-cycles>9</meta:editing-cycles>
    <meta:generator>LibreOffice/4.2.8.2$Linux_X86_64 LibreOffice_project/420$Build-2</meta:generator>
    <meta:document-statistic meta:object-count="38"/>
  </office:meta>
</office:document-meta>
</file>